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60000002F67FABD43.png" manifest:media-type="image/png"/>
  <manifest:file-entry manifest:full-path="Pictures/10000000000001990000003188F7F5F8.png" manifest:media-type="image/png"/>
  <manifest:file-entry manifest:full-path="Pictures/10000000000001B00000023D5CAED264.png" manifest:media-type="image/png"/>
  <manifest:file-entry manifest:full-path="Pictures/10000000000001890000023FD4670E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outline1">
      <style:graphic-properties fo:min-height="11.9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13cm"/>
    </style:style>
    <style:style style:name="P3" style:family="paragraph">
      <style:paragraph-properties fo:margin-top="0cm" fo:margin-bottom="0.13cm"/>
      <style:text-properties fo:font-size="12pt" style:font-size-asian="32pt" style:font-size-complex="32pt"/>
    </style:style>
    <style:style style:name="T1" style:family="text">
      <style:text-properties fo:font-size="12pt" style:font-size-asian="32pt" style:font-size-complex="3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397cm" svg:height="15.213cm" svg:x="13.999cm" svg:y="0.113cm">
          <draw:image xlink:href="Pictures/10000000000001890000023FD4670E6F.png" xlink:type="simple" xlink:show="embed" xlink:actuate="onLoad">
            <text:p/>
          </draw:image>
        </draw:frame>
        <draw:frame draw:style-name="gr1" draw:text-style-name="P1" draw:layer="layout" svg:width="11.429cm" svg:height="15.16cm" svg:x="0.48cm" svg:y="0.036cm">
          <draw:image xlink:href="Pictures/10000000000001B00000023D5CAED264.png" xlink:type="simple" xlink:show="embed" xlink:actuate="onLoad">
            <text:p/>
          </draw:image>
        </draw:frame>
        <draw:frame presentation:style-name="pr1" draw:text-style-name="P3" draw:layer="layout" svg:width="2.2cm" svg:height="20.934cm" svg:x="-1cm" svg:y="0.021cm" presentation:class="outline" presentation:user-transformed="true">
          <draw:text-box>
            <text:list text:style-name="L1">
              <text:list-header>
                <text:p text:style-name="P2"><text:span text:style-name="T1">1</text:span></text:p>
                <text:p text:style-name="P2"><text:span text:style-name="T1">2</text:span></text:p>
                <text:p text:style-name="P2"><text:span text:style-name="T1">3</text:span></text:p>
                <text:p text:style-name="P2"><text:span text:style-name="T1">4</text:span></text:p>
                <text:p text:style-name="P2"><text:span text:style-name="T1">5</text:span></text:p>
                <text:p text:style-name="P2"><text:span text:style-name="T1">6</text:span></text:p>
                <text:p text:style-name="P2"><text:span text:style-name="T1">7</text:span></text:p>
                <text:p text:style-name="P2"><text:span text:style-name="T1">8</text:span></text:p>
                <text:p text:style-name="P2"><text:span text:style-name="T1">9</text:span></text:p>
                <text:p text:style-name="P2"><text:span text:style-name="T1">10</text:span></text:p>
                <text:p text:style-name="P2"><text:span text:style-name="T1">11</text:span></text:p>
                <text:p text:style-name="P2"><text:span text:style-name="T1">12</text:span></text:p>
                <text:p text:style-name="P2"><text:span text:style-name="T1">13</text:span></text:p>
                <text:p text:style-name="P2"><text:span text:style-name="T1">14</text:span></text:p>
                <text:p text:style-name="P2"><text:span text:style-name="T1">15</text:span></text:p>
                <text:p text:style-name="P2"><text:span text:style-name="T1">16</text:span></text:p>
                <text:p text:style-name="P2"><text:span text:style-name="T1">17</text:span></text:p>
                <text:p text:style-name="P2"><text:span text:style-name="T1">18</text:span></text:p>
                <text:p text:style-name="P2"><text:span text:style-name="T1">19</text:span></text:p>
                <text:p text:style-name="P2"><text:span text:style-name="T1">20</text:span></text:p>
                <text:p text:style-name="P2"><text:span text:style-name="T1">21</text:span></text:p>
                <text:p text:style-name="P2"><text:span text:style-name="T1">22</text:span></text:p>
                <text:p text:style-name="P2"><text:span text:style-name="T1">23</text:span></text:p>
                <text:p text:style-name="P2"><text:span text:style-name="T1">24</text:span></text:p>
                <text:p text:style-name="P2"><text:span text:style-name="T1">25</text:span></text:p>
                <text:p text:style-name="P2"><text:span text:style-name="T1">26</text:span></text:p>
                <text:p text:style-name="P2"><text:span text:style-name="T1">27</text:span></text:p>
              </text:list-header>
            </text:list>
          </draw:text-box>
        </draw:frame>
        <draw:frame presentation:style-name="pr1" draw:text-style-name="P3" draw:layer="layout" svg:width="2cm" svg:height="20.748cm" svg:x="11.9cm" svg:y="0.121cm" presentation:class="outline" presentation:user-transformed="true">
          <draw:text-box>
            <text:list text:style-name="L1">
              <text:list-header>
                <text:p text:style-name="P2"><text:span text:style-name="T2">28</text:span></text:p>
                <text:p text:style-name="P2"><text:span text:style-name="T2">29</text:span></text:p>
                <text:p text:style-name="P2"><text:span text:style-name="T2">30</text:span></text:p>
                <text:p text:style-name="P2"><text:span text:style-name="T2">31</text:span></text:p>
                <text:p text:style-name="P2"><text:span text:style-name="T2">32</text:span></text:p>
                <text:p text:style-name="P2"><text:span text:style-name="T2">33</text:span></text:p>
                <text:p text:style-name="P2"><text:span text:style-name="T2">34</text:span></text:p>
                <text:p text:style-name="P2"><text:span text:style-name="T2">35</text:span></text:p>
                <text:p text:style-name="P2"><text:span text:style-name="T2">36</text:span></text:p>
                <text:p text:style-name="P2"><text:span text:style-name="T2">37</text:span></text:p>
                <text:p text:style-name="P2"><text:span text:style-name="T2">38</text:span></text:p>
                <text:p text:style-name="P2"><text:span text:style-name="T2">39</text:span></text:p>
                <text:p text:style-name="P2"><text:span text:style-name="T2">40</text:span></text:p>
                <text:p text:style-name="P2"><text:span text:style-name="T2">41</text:span></text:p>
                <text:p text:style-name="P2"><text:span text:style-name="T2">42</text:span></text:p>
                <text:p text:style-name="P2"><text:span text:style-name="T2">43</text:span></text:p>
                <text:p text:style-name="P2"><text:span text:style-name="T2">44</text:span></text:p>
                <text:p text:style-name="P2"><text:span text:style-name="T2">45</text:span></text:p>
                <text:p text:style-name="P2"><text:span text:style-name="T2">46</text:span></text:p>
                <text:p text:style-name="P2"><text:span text:style-name="T2">47</text:span></text:p>
                <text:p text:style-name="P2"><text:span text:style-name="T2">48</text:span></text:p>
                <text:p text:style-name="P2"><text:span text:style-name="T2">49</text:span></text:p>
                <text:p text:style-name="P2"><text:span text:style-name="T2">50</text:span></text:p>
                <text:p text:style-name="P2"><text:span text:style-name="T2">51</text:span></text:p>
                <text:p text:style-name="P2"><text:span text:style-name="T2">52</text:span></text:p>
                <text:p text:style-name="P2"><text:span text:style-name="T2">53</text:span></text:p>
                <text:p text:style-name="P2"><text:span text:style-name="T2">54</text:span></text:p>
              </text:list-header>
            </text:list>
          </draw:text-box>
        </draw:frame>
        <draw:frame draw:style-name="gr1" draw:text-style-name="P1" draw:layer="layout" svg:width="10.82cm" svg:height="1.295cm" svg:x="1.19cm" svg:y="15.196cm">
          <draw:image xlink:href="Pictures/10000000000001990000003188F7F5F8.png" xlink:type="simple" xlink:show="embed" xlink:actuate="onLoad">
            <text:p/>
          </draw:image>
        </draw:frame>
        <draw:frame draw:style-name="gr1" draw:text-style-name="P1" draw:layer="layout" svg:width="10.318cm" svg:height="1.243cm" svg:x="14.042cm" svg:y="15.338cm">
          <draw:image xlink:href="Pictures/10000000000001860000002F67FABD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3:08:47.605363991</meta:creation-date>
    <dc:date>2016-01-31T15:43:52.626683804</dc:date>
    <meta:editing-duration>PT41M53S</meta:editing-duration>
    <meta:editing-cycles>9</meta:editing-cycles>
    <meta:generator>LibreOffice/4.2.8.2$Linux_X86_64 LibreOffice_project/420m0$Build-2</meta:generator>
    <meta:document-statistic meta:object-count="29"/>
  </office:meta>
</office:document-meta>
</file>